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9a577" officeooo:paragraph-rsid="0009a577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9a577" officeooo:paragraph-rsid="0009a577"/>
    </style:style>
    <style:style style:name="T1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Σύνδεσμος στο </text:span>Tinkercad : <text:a xlink:type="simple" xlink:href="https://www.tinkercad.com/things/iDrJZKtfDHp-assistant-stick" text:style-name="Internet_20_link" text:visited-style-name="Visited_20_Internet_20_Link">https://www.tinkercad.com/things/iDrJZKtfDHp-assistant-stick</text:a></text:p>
      <text:p text:style-name="P1"/>
      <text:p text:style-name="P1"/>
      <text:p text:style-name="P1"/>
      <text:p text:style-name="P1"/>
      <text:p text:style-name="P1"/>
      <text:p text:style-name="P2"><text:s text:c="6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2T18:03:41.574000000</meta:creation-date>
    <dc:date>2025-06-12T18:16:55.647000000</dc:date>
    <meta:editing-duration>PT13M42S</meta:editing-duration>
    <meta:editing-cycles>1</meta:editing-cycles>
    <meta:document-statistic meta:table-count="0" meta:image-count="0" meta:object-count="0" meta:page-count="1" meta:paragraph-count="2" meta:word-count="5" meta:character-count="152" meta:non-whitespace-character-count="82"/>
    <meta:generator>LibreOffice/7.4.3.2$Windows_X86_64 LibreOffice_project/1048a8393ae2eeec98dff31b5c133c5f1d08b890</meta:generator>
  </office:meta>
</office:document-meta>
</file>